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55215b" draw:marker-start-width="0.35cm" draw:marker-end-width="0.35cm" draw:fill="none" draw:fill-color="#ffffff" fo:min-height="0.95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draw:stroke="solid" svg:stroke-width="0.1cm" svg:stroke-color="#158466" draw:marker-start-width="0.35cm" draw:marker-end-width="0.35cm" draw:fill="none" draw:fill-color="#ffffff" fo:min-height="1.65cm" fo:padding-top="0.175cm" fo:padding-bottom="0.175cm" fo:padding-left="0.3cm" fo:padding-right="0.3cm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>
        <style:tab-stops/>
      </style:paragraph-properties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8cm" svg:height="1.3cm" svg:x="3.5cm" svg:y="1.7cm">
          <draw:text-box>
            <text:p>Generic Course Package</text:p>
          </draw:text-box>
        </draw:frame>
        <draw:frame draw:style-name="gr2" draw:text-style-name="P3" draw:layer="layout" svg:width="4.9cm" svg:height="2cm" svg:x="2.1cm" svg:y="7.1cm">
          <draw:text-box>
            <text:p text:style-name="P2">LBGFS2021 Package</text:p>
          </draw:text-box>
        </draw:frame>
        <draw:frame draw:style-name="gr2" draw:text-style-name="P3" draw:layer="layout" svg:width="5.9cm" svg:height="2cm" svg:x="8.1cm" svg:y="7.1cm">
          <draw:text-box>
            <text:p text:style-name="P2">GELASMSS2021 Package</text:p>
          </draw:text-box>
        </draw:frame>
        <draw:line draw:style-name="gr3" draw:text-style-name="P4" draw:layer="layout" svg:x1="4.5cm" svg:y1="7.1cm" svg:x2="6.2cm" svg:y2="3cm">
          <text:p/>
        </draw:line>
        <draw:line draw:style-name="gr3" draw:text-style-name="P4" draw:layer="layout" svg:x1="11.1cm" svg:y1="7.1cm" svg:x2="8.593cm" svg:y2="3.0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8T16:06:53.324201842</dc:date>
    <meta:editing-duration>PT6M57S</meta:editing-duration>
    <meta:editing-cycles>3</meta:editing-cycles>
    <meta:generator>LibreOffice/7.1.4.2$MacOSX_X86_64 LibreOffice_project/a529a4fab45b75fefc5b6226684193eb000654f6</meta:generator>
    <meta:document-statistic meta:object-count="5"/>
  </office:meta>
</office:document-meta>
</file>